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officeooo:rsid="0013e221" officeooo:paragraph-rsid="00155994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 style:list-style-name="List_20_1">
      <style:text-properties officeooo:paragraph-rsid="001b0656"/>
    </style:style>
    <style:style style:name="P3" style:family="paragraph" style:parent-style-name="Standard" style:list-style-name="List_20_1">
      <style:text-properties fo:font-size="14pt" style:font-size-asian="14pt" style:font-size-complex="14pt"/>
    </style:style>
    <style:style style:name="P4" style:family="paragraph" style:parent-style-name="Standard" style:list-style-name="List_20_1">
      <style:text-properties fo:font-size="14pt" officeooo:paragraph-rsid="0013e221" style:font-size-asian="14pt" style:font-size-complex="14pt"/>
    </style:style>
    <style:style style:name="P5" style:family="paragraph" style:parent-style-name="Standard" style:list-style-name="List_20_1">
      <style:text-properties fo:font-size="14pt" officeooo:paragraph-rsid="001dd4c9" style:font-size-asian="14pt" style:font-size-complex="14pt"/>
    </style:style>
    <style:style style:name="P6" style:family="paragraph" style:parent-style-name="Standard">
      <style:text-properties fo:font-size="14pt" officeooo:paragraph-rsid="00155994" style:font-size-asian="14pt" style:font-size-complex="14pt"/>
    </style:style>
    <style:style style:name="P7" style:family="paragraph" style:parent-style-name="Standard">
      <style:text-properties fo:font-size="14pt" fo:language="es" fo:country="ES" fo:font-style="normal" fo:font-weight="normal" officeooo:rsid="0013e221" officeooo:paragraph-rsid="001a9ded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language="es" fo:country="ES" fo:font-style="normal" fo:font-weight="normal" officeooo:rsid="0013e221" officeooo:paragraph-rsid="001ecc39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4pt" fo:font-style="normal" fo:font-weight="normal" officeooo:rsid="0013e221" officeooo:paragraph-rsid="00155994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3e221"/>
    </style:style>
    <style:style style:name="T2" style:family="text">
      <style:text-properties officeooo:rsid="001745a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style:style style:name="T5" style:family="text">
      <style:text-properties officeooo:rsid="001a9ded"/>
    </style:style>
    <style:style style:name="T6" style:family="text">
      <style:text-properties officeooo:rsid="001b8502"/>
    </style:style>
    <style:style style:name="T7" style:family="text">
      <style:text-properties officeooo:rsid="001dd4c9"/>
    </style:style>
    <style:style style:name="T8" style:family="text">
      <style:text-properties officeooo:rsid="001ecc39"/>
    </style:style>
    <style:style style:name="T9" style:family="text">
      <style:text-properties officeooo:rsid="0020c7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mentos para la felicidad</text:p>
      <text:p text:style-name="P9"/>
      <text:p text:style-name="P8"><text:tab/>Muchos estudios científicos han demostrado que ciertos alimentos, por su composición: <text:s/>fibra<text:span text:style-name="T8">s</text:span>, aminoácidos <text:span text:style-name="T8">esenciales</text:span>,<text:span text:style-name="T5"> </text:span>ácidos grasos esenciales, vitaminas del grupo B, minerales como el magnesio o el potasio y oligoelementos como el selenio..., <text:span text:style-name="T5">eran</text:span> naturalmente <text:span text:style-name="T5">capaces</text:span>, <text:span text:style-name="T8">de</text:span> devolvernos, la forma, la sonrisa, y además, expulsar <text:span text:style-name="T8">l</text:span>as ideas neg<text:span text:style-name="T8">ativas</text:span> y <text:span text:style-name="T8">bajones</text:span> que a veces pueden asaltarnos. <text:span text:style-name="T9">Son Alimentos que liberan la secreción de las hormonas de la felicidad, serotonina, endorfina, dopamina y oxitocina.</text:span></text:p>
      <text:p text:style-name="P7"/>
      <text:p text:style-name="P6"/>
      <text:list xml:id="list3474980461" text:style-name="List_20_1">
        <text:list-item>
          <text:list>
            <text:list-item>
              <text:list>
                <text:list-item>
                  <text:p text:style-name="P3"><text:span text:style-name="T1">Alimentos ricos en Omega3 (p</text:span>escados azules, <text:span text:style-name="T1">a</text:span>ceite de linaza…<text:span text:style-name="T1">)</text:span></text:p>
                </text:list-item>
                <text:list-item>
                  <text:p text:style-name="P4">Frutos secos/<text:span text:style-name="T6">s</text:span>emillas de calabaza</text:p>
                </text:list-item>
                <text:list-item>
                  <text:p text:style-name="P3">Chocolate negro <text:span text:style-name="T7">(qué suerte! ;-D)</text:span></text:p>
                </text:list-item>
                <text:list-item>
                  <text:p text:style-name="P3">Plátanos</text:p>
                </text:list-item>
                <text:list-item>
                  <text:p text:style-name="P3">Emental/parmesano (queso<text:span text:style-name="T2">s</text:span> muy curado<text:span text:style-name="T2">s</text:span>)</text:p>
                </text:list-item>
                <text:list-item>
                  <text:p text:style-name="P3">Cereales integrales (sarraceno, arroz...)</text:p>
                </text:list-item>
                <text:list-item>
                  <text:p text:style-name="P3">Espinacas frescas</text:p>
                </text:list-item>
                <text:list-item>
                  <text:p text:style-name="P3">Aguacates</text:p>
                </text:list-item>
                <text:list-item>
                  <text:p text:style-name="P3">Frutos rojos/tomate cocido</text:p>
                </text:list-item>
                <text:list-item>
                  <text:p text:style-name="P2"><text:span text:style-name="T3">Chucrut/pickles/pepinillos... (</text:span><text:span text:style-name="Emphasis"><text:span text:style-name="T4">lacto-fermentación</text:span></text:span><text:span text:style-name="T3">)</text:span></text:p>
                </text:list-item>
                <text:list-item>
                  <text:p text:style-name="P3">Azafrán</text:p>
                </text:list-item>
                <text:list-item>
                  <text:p text:style-name="P3">Verduras/frutas/legumbres</text:p>
                </text:list-item>
                <text:list-item>
                  <text:p text:style-name="P5">Huevo<text:span text:style-name="T7">s</text:span></text:p>
                  <text:p text:style-name="P5">*****</text:p>
                </text:list-item>
                <text:list-item>
                  <text:p text:style-name="P3">Carne de ave</text:p>
                </text:list-item>
                <text:list-item>
                  <text:p text:style-name="P3">Todo lo que es hígado, lengua... de animales de carne roj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55:20.738577131</meta:creation-date>
    <dc:date>2020-03-24T20:01:29.648951795</dc:date>
    <meta:editing-duration>PT40M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45" meta:character-count="980" meta:non-whitespace-character-count="867"/>
  </office:meta>
</office:document-meta>
</file>